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sign and implement parallel DFS and DFS based on existing algorithm using open Map. Give the tree or an undirected doc for BFS and DFS</text:p>
      <text:p text:style-name="Normal"/>
      <text:p text:style-name="Normal">#include &lt;iostream&gt;</text:p>
      <text:p text:style-name="Normal">#include &lt;vector&gt;</text:p>
      <text:p text:style-name="Normal">#include &lt;queue&gt;</text:p>
      <text:p text:style-name="Normal">#include &lt;stack&gt;</text:p>
      <text:p text:style-name="Normal">#include &lt;omp.h&gt;</text:p>
      <text:p text:style-name="Normal"/>
      <text:p text:style-name="Normal">using namespace std;</text:p>
      <text:p text:style-name="Normal"/>
      <text:p text:style-name="Normal">class Graph {</text:p>
      <text:p text:style-name="Normal"><text:s text:c="4"/>int V;</text:p>
      <text:p text:style-name="Normal"><text:s text:c="4"/>vector&lt;vector&lt;int&gt;&gt; adj;</text:p>
      <text:p text:style-name="Normal"/>
      <text:p text:style-name="Normal">public:</text:p>
      <text:p text:style-name="Normal"><text:s text:c="4"/>Graph(int V) {</text:p>
      <text:p text:style-name="Normal"><text:s text:c="8"/>this-&gt;V = V;</text:p>
      <text:p text:style-name="Normal"><text:s text:c="8"/>adj.resize(V);</text:p>
      <text:p text:style-name="Normal"><text:s text:c="4"/>}</text:p>
      <text:p text:style-name="Normal"/>
      <text:p text:style-name="Normal"><text:s text:c="4"/>void addEdge(int u, int v) {</text:p>
      <text:p text:style-name="Normal"><text:s text:c="8"/>adj[u].push_back(v);</text:p>
      <text:p text:style-name="Normal"><text:s text:c="8"/>adj[v].push_back(u); // undirected graph</text:p>
      <text:p text:style-name="Normal"><text:s text:c="4"/>}</text:p>
      <text:p text:style-name="Normal"/>
      <text:p text:style-name="Normal"><text:s text:c="4"/>void parallelBFS(int start) {</text:p>
      <text:p text:style-name="Normal"><text:s text:c="8"/>vector&lt;bool&gt; visited(V, false);</text:p>
      <text:p text:style-name="Normal"><text:s text:c="8"/>queue&lt;int&gt; q;</text:p>
      <text:p text:style-name="Normal"/>
      <text:p text:style-name="Normal"><text:s text:c="8"/>visited[start] = true;</text:p>
      <text:p text:style-name="Normal"><text:s text:c="8"/>q.push(start);</text:p>
      <text:p text:style-name="Normal"/>
      <text:p text:style-name="Normal"><text:s text:c="8"/>cout &lt;&lt; "Parallel BFS starting from vertex " &lt;&lt; start &lt;&lt; ": ";</text:p>
      <text:p text:style-name="Normal"/>
      <text:p text:style-name="Normal"><text:s text:c="8"/>while (!q.empty()) {</text:p>
      <text:p text:style-name="Normal"><text:s text:c="12"/>int level_size = q.size();</text:p>
      <text:p text:style-name="Normal"><text:s text:c="12"/>vector&lt;int&gt; current_level;</text:p>
      <text:p text:style-name="Normal"/>
      <text:p text:style-name="Normal"><text:s text:c="12"/>// Collect current level nodes</text:p>
      <text:p text:style-name="Normal"><text:s text:c="12"/>for (int i = 0; i &lt; level_size; ++i) {</text:p>
      <text:p text:style-name="Normal"><text:s text:c="16"/>int curr = q.front();</text:p>
      <text:p text:style-name="Normal"><text:s text:c="16"/>q.pop();</text:p>
      <text:p text:style-name="Normal"><text:s text:c="16"/>current_level.push_back(curr);</text:p>
      <text:p text:style-name="Normal"><text:s text:c="16"/>cout &lt;&lt; curr &lt;&lt; " ";</text:p>
      <text:p text:style-name="Normal"><text:s text:c="12"/>}</text:p>
      <text:p text:style-name="Normal"/>
      <text:p text:style-name="Normal"><text:s text:c="12"/>vector&lt;int&gt; to_add;</text:p>
      <text:p text:style-name="Normal"><text:s text:c="12"/>#pragma omp parallel for</text:p>
      <text:p text:style-name="Normal"><text:s text:c="12"/>for (int i = 0; i &lt; current_level.size(); ++i) {</text:p>
      <text:p text:style-name="Normal"><text:s text:c="16"/>int curr = current_level[i];</text:p>
      <text:p text:style-name="Normal"><text:s text:c="16"/>for (int j = 0; j &lt; adj[curr].size(); ++j) {</text:p>
      <text:soft-page-break/>
      <text:p text:style-name="Normal"><text:s text:c="20"/>int neighbor = adj[curr][j];</text:p>
      <text:p text:style-name="Normal"><text:s text:c="20"/>if (!visited[neighbor]) {</text:p>
      <text:p text:style-name="Normal"><text:s text:c="24"/>bool expected = false;</text:p>
      <text:p text:style-name="Normal"><text:s text:c="24"/>#pragma omp critical</text:p>
      <text:p text:style-name="Normal"><text:s text:c="24"/>{</text:p>
      <text:p text:style-name="Normal"><text:s text:c="28"/>if (!visited[neighbor]) {</text:p>
      <text:p text:style-name="Normal"><text:s text:c="32"/>visited[neighbor] = true;</text:p>
      <text:p text:style-name="Normal"><text:s text:c="32"/>to_add.push_back(neighbor);</text:p>
      <text:p text:style-name="Normal"><text:s text:c="28"/>}</text:p>
      <text:p text:style-name="Normal"><text:s text:c="24"/>}</text:p>
      <text:p text:style-name="Normal"><text:s text:c="20"/>}</text:p>
      <text:p text:style-name="Normal"><text:s text:c="16"/>}</text:p>
      <text:p text:style-name="Normal"><text:s text:c="12"/>}</text:p>
      <text:p text:style-name="Normal"/>
      <text:p text:style-name="Normal"><text:s text:c="12"/>// Add next level nodes to the queue</text:p>
      <text:p text:style-name="Normal"><text:s text:c="12"/>for (int node : to_add) {</text:p>
      <text:p text:style-name="Normal"><text:s text:c="16"/>q.push(node);</text:p>
      <text:p text:style-name="Normal"><text:s text:c="12"/>}</text:p>
      <text:p text:style-name="Normal"><text:s text:c="8"/>}</text:p>
      <text:p text:style-name="Normal"><text:s text:c="8"/>cout &lt;&lt; endl;</text:p>
      <text:p text:style-name="Normal"><text:s text:c="4"/>}</text:p>
      <text:p text:style-name="Normal"/>
      <text:p text:style-name="Normal"><text:s text:c="4"/>void parallelDFSUtil(int start, vector&lt;bool&gt;&amp; visited) {</text:p>
      <text:p text:style-name="Normal"><text:s text:c="8"/>stack&lt;int&gt; s;</text:p>
      <text:p text:style-name="Normal"><text:s text:c="8"/>s.push(start);</text:p>
      <text:p text:style-name="Normal"/>
      <text:p text:style-name="Normal"><text:s text:c="8"/>while (!s.empty()) {</text:p>
      <text:p text:style-name="Normal"><text:s text:c="12"/>int curr = s.top();</text:p>
      <text:p text:style-name="Normal"><text:s text:c="12"/>s.pop();</text:p>
      <text:p text:style-name="Normal"/>
      <text:p text:style-name="Normal"><text:s text:c="12"/>if (!visited[curr]) {</text:p>
      <text:p text:style-name="Normal"><text:s text:c="16"/>visited[curr] = true;</text:p>
      <text:p text:style-name="Normal"><text:s text:c="16"/>cout &lt;&lt; curr &lt;&lt; " ";</text:p>
      <text:p text:style-name="Normal"><text:s text:c="12"/>}</text:p>
      <text:p text:style-name="Normal"/>
      <text:p text:style-name="Normal"><text:s text:c="12"/>vector&lt;int&gt; neighbors;</text:p>
      <text:p text:style-name="Normal"><text:s text:c="12"/>#pragma omp parallel for</text:p>
      <text:p text:style-name="Normal"><text:s text:c="12"/>for (int i = 0; i &lt; adj[curr].size(); ++i) {</text:p>
      <text:p text:style-name="Normal"><text:s text:c="16"/>int neighbor = adj[curr][i];</text:p>
      <text:p text:style-name="Normal"><text:s text:c="16"/>if (!visited[neighbor]) {</text:p>
      <text:p text:style-name="Normal"><text:s text:c="20"/>#pragma omp critical</text:p>
      <text:p text:style-name="Normal"><text:s text:c="20"/>{</text:p>
      <text:p text:style-name="Normal"><text:s text:c="24"/>if (!visited[neighbor]) {</text:p>
      <text:p text:style-name="Normal"><text:s text:c="28"/>neighbors.push_back(neighbor);</text:p>
      <text:p text:style-name="Normal"><text:s text:c="24"/>}</text:p>
      <text:p text:style-name="Normal"><text:s text:c="20"/>}</text:p>
      <text:p text:style-name="Normal"><text:s text:c="16"/>}</text:p>
      <text:p text:style-name="Normal"><text:s text:c="12"/>}</text:p>
      <text:p text:style-name="Normal"/>
      <text:p text:style-name="Normal"><text:s text:c="12"/>// Push neighbors after the parallel region to avoid stack corruption</text:p>
      <text:p text:style-name="Normal"><text:s text:c="12"/>for (int i = neighbors.size() - 1; i &gt;= 0; --i) {</text:p>
      <text:p text:style-name="Normal"><text:s text:c="16"/>s.push(neighbors[i]);</text:p>
      <text:soft-page-break/>
      <text:p text:style-name="Normal"><text:s text:c="12"/>}</text:p>
      <text:p text:style-name="Normal"><text:s text:c="8"/>}</text:p>
      <text:p text:style-name="Normal"><text:s text:c="4"/>}</text:p>
      <text:p text:style-name="Normal"/>
      <text:p text:style-name="Normal"><text:s text:c="4"/>void parallelDFS(int start) {</text:p>
      <text:p text:style-name="Normal"><text:s text:c="8"/>vector&lt;bool&gt; visited(V, false);</text:p>
      <text:p text:style-name="Normal"><text:s text:c="8"/>cout &lt;&lt; "Parallel DFS starting from vertex " &lt;&lt; start &lt;&lt; ": ";</text:p>
      <text:p text:style-name="Normal"><text:s text:c="8"/>parallelDFSUtil(start, visited);</text:p>
      <text:p text:style-name="Normal"><text:s text:c="8"/>cout &lt;&lt; endl;</text:p>
      <text:p text:style-name="Normal"><text:s text:c="4"/>}</text:p>
      <text:p text:style-name="Normal">};</text:p>
      <text:p text:style-name="Normal"/>
      <text:p text:style-name="Normal">int main() {</text:p>
      <text:p text:style-name="Normal"><text:s text:c="4"/>int V = 6;</text:p>
      <text:p text:style-name="Normal"><text:s text:c="4"/>Graph g(V);</text:p>
      <text:p text:style-name="Normal"/>
      <text:p text:style-name="Normal"><text:s text:c="4"/>g.addEdge(0, 1);</text:p>
      <text:p text:style-name="Normal"><text:s text:c="4"/>g.addEdge(0, 2);</text:p>
      <text:p text:style-name="Normal"><text:s text:c="4"/>g.addEdge(1, 3);</text:p>
      <text:p text:style-name="Normal"><text:s text:c="4"/>g.addEdge(1, 4);</text:p>
      <text:p text:style-name="Normal"><text:s text:c="4"/>g.addEdge(2, 5);</text:p>
      <text:p text:style-name="Normal"/>
      <text:p text:style-name="Normal"><text:s text:c="4"/>g.parallelBFS(0);</text:p>
      <text:p text:style-name="Normal"><text:s text:c="4"/>g.parallelDFS(0);</text:p>
      <text:p text:style-name="Normal"/>
      <text:p text:style-name="Normal"><text:s text:c="4"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am Panasare</dc:creator>
    <meta:creation-date>2025-05-06T18:36:00Z</meta:creation-date>
    <dc:date>2025-05-06T15:08:00Z</dc:date>
    <meta:template xlink:href="Normal.dotm" xlink:type="simple"/>
    <meta:editing-cycles>2</meta:editing-cycles>
    <meta:editing-duration>PT60S</meta:editing-duration>
    <meta:document-statistic meta:page-count="3" meta:paragraph-count="6" meta:word-count="510" meta:character-count="3411" meta:row-count="24" meta:non-whitespace-character-count="2907"/>
  </office:meta>
</office:document-meta>
</file>